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043cm"/>
    </style:style>
    <style:style style:name="Tabela1.B" style:family="table-column">
      <style:table-column-properties style:column-width="6.505cm"/>
    </style:style>
    <style:style style:name="Tabela1.C" style:family="table-column">
      <style:table-column-properties style:column-width="2.723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rsid="0022b2bf" officeooo:paragraph-rsid="0022b2bf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officeooo:paragraph-rsid="001eafc5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eafc5" officeooo:paragraph-rsid="001eafc5"/>
    </style:style>
    <style:style style:name="P6" style:family="paragraph" style:parent-style-name="Title">
      <style:text-properties officeooo:rsid="001eafc5" officeooo:paragraph-rsid="001eafc5"/>
    </style:style>
    <style:style style:name="P7" style:family="paragraph" style:parent-style-name="Text_20_body">
      <style:text-properties fo:font-size="20pt" fo:font-weight="normal" officeooo:rsid="001eafc5" officeooo:paragraph-rsid="001eafc5" style:font-size-asian="20pt" style:font-weight-asian="normal" style:font-size-complex="20pt" style:font-weight-complex="normal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Text_20_body" style:master-page-name="">
      <loext:graphic-properties draw:fill="none"/>
      <style:paragraph-properties fo:margin-left="-1.9cm" fo:margin-right="0cm" fo:margin-top="0cm" fo:margin-bottom="0.247cm" style:contextual-spacing="false" fo:line-height="115%" fo:text-indent="0cm" style:auto-text-indent="false" style:page-number="auto" fo:background-color="transparent"/>
      <style:text-properties fo:font-size="20pt" fo:font-weight="normal" officeooo:rsid="001eafc5" officeooo:paragraph-rsid="001eafc5" style:font-size-asian="20pt" style:font-weight-asian="normal" style:font-size-complex="20pt" style:font-weight-complex="normal"/>
    </style:style>
    <style:style style:name="P10" style:family="paragraph" style:parent-style-name="Heading_20_3">
      <style:text-properties officeooo:rsid="00200e86" officeooo:paragraph-rsid="001eafc5"/>
    </style:style>
    <style:style style:name="P11" style:family="paragraph" style:parent-style-name="Text_20_body">
      <style:text-properties fo:color="#7b7b7b" loext:opacity="100%" fo:font-style="italic" officeooo:rsid="00200e86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P12" style:family="paragraph" style:parent-style-name="Text_20_body" style:list-style-name="L1">
      <style:text-properties fo:color="#7b7b7b" loext:opacity="100%" fo:font-style="italic" officeooo:rsid="00200e86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P13" style:family="paragraph" style:parent-style-name="Text_20_body" style:list-style-name="L2">
      <style:text-properties fo:color="#000000" loext:opacity="100%" fo:font-style="italic" officeooo:rsid="00200e86" style:font-style-asian="italic" style:font-style-complex="italic"/>
    </style:style>
    <style:style style:name="P14" style:family="paragraph" style:parent-style-name="Text_20_body" style:list-style-name="L3">
      <style:text-properties fo:color="#000000" loext:opacity="100%" fo:font-style="italic" officeooo:rsid="00200e86" style:font-style-asian="italic" style:font-style-complex="italic"/>
    </style:style>
    <style:style style:name="P15" style:family="paragraph" style:parent-style-name="Text_20_body" style:list-style-name="L4">
      <style:text-properties fo:color="#000000" loext:opacity="100%" fo:font-style="italic" officeooo:rsid="00200e86" style:font-style-asian="italic" style:font-style-complex="italic"/>
    </style:style>
    <style:style style:name="P16" style:family="paragraph" style:parent-style-name="Text_20_body">
      <style:text-properties fo:color="#000000" loext:opacity="100%" fo:font-style="italic" officeooo:rsid="00200e86" officeooo:paragraph-rsid="001eafc5" style:font-style-asian="italic" style:font-style-complex="italic"/>
    </style:style>
    <style:style style:name="P17" style:family="paragraph" style:parent-style-name="Standard">
      <style:paragraph-properties fo:margin-left="2.498cm"/>
      <style:text-properties officeooo:paragraph-rsid="00200e86"/>
    </style:style>
    <style:style style:name="P18" style:family="paragraph" style:parent-style-name="Heading_20_2">
      <style:text-properties officeooo:paragraph-rsid="001eafc5"/>
    </style:style>
    <style:style style:name="T1" style:family="text">
      <style:text-properties officeooo:rsid="001eafc5"/>
    </style:style>
    <style:style style:name="T2" style:family="text">
      <style:text-properties officeooo:rsid="0022b2bf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color="#7b7b7b" loext:opacity="100%" fo:font-style="italic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T6" style:family="text">
      <style:text-properties fo:color="#7b7b7b" loext:opacity="100%" fo:font-size="12pt" fo:font-style="italic" style:font-size-asian="12pt" style:font-style-asian="italic" style:font-size-complex="12pt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header-rows>
          <table:table-row>
            <table:table-cell table:style-name="Tabela1.A1" office:value-type="string">
              <text:p text:style-name="Table_20_Heading"><text:span text:style-name="Strong_20_Emphasis">Typ dokumentu:</text:span></text:p>
              <text:p text:style-name="P1">Use case</text:p>
            </table:table-cell>
            <table:table-cell table:style-name="Tabela1.A1" office:value-type="string">
              <text:p text:style-name="P2"><text:span text:style-name="Strong_20_Emphasis">Nazwa pliku:</text:span></text:p>
              <text:p text:style-name="P3"><text:span text:style-name="Strong_20_Emphasis"><text:span text:style-name="T1">szablon_</text:span></text:span><text:span text:style-name="Strong_20_Emphasis"><text:span text:style-name="T2">use_case</text:span></text:span><text:span text:style-name="Strong_20_Emphasis"><text:span text:style-name="T1">v1</text:span></text:span></text:p>
            </table:table-cell>
            <table:table-cell table:style-name="Tabela1.A1" office:value-type="string">
              <text:p text:style-name="P2"><text:span text:style-name="Strong_20_Emphasis">Data:</text:span></text:p>
              <text:p text:style-name="P4">21.06.2025</text:p>
            </table:table-cell>
            <table:table-cell table:style-name="Tabela1.A1" office:value-type="string">
              <text:p text:style-name="P3"><text:span text:style-name="Strong_20_Emphasis"><text:span text:style-name="T1">Wersja</text:span></text:span><text:span text:style-name="Strong_20_Emphasis">:</text:span></text:p>
              <text:p text:style-name="P5">0.1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Projekt: &lt;</text:span><text:span text:style-name="Strong_20_Emphasis"><text:span text:style-name="T1">Nazwa projeku&gt;</text:span></text:span></text:p>
          </table:table-cell>
          <table:table-cell table:style-name="Tabela1.A1" table:number-columns-spanned="3" office:value-type="string">
            <text:p text:style-name="Table_20_Contents"><text:span text:style-name="Strong_20_Emphasis">Dotyczy: &lt;</text:span><text:span text:style-name="Strong_20_Emphasis"><text:span text:style-name="T1">Nazwa Systemu&gt;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2">Use case</text:span><text:line-break/><text:span text:style-name="T3">&lt;Nazwa Projektu&gt;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Contents_20_Heading"><text:soft-page-break/>Spis treści</text:p>
          </text:index-title>
          <text:p text:style-name="P8"><text:a xlink:type="simple" xlink:href="#__RefHeading___Toc8725_3987500746" text:style-name="Index_20_Link" text:visited-style-name="Index_20_Link">1 Nazwa use case’u<text:tab/>2</text:a></text:p>
          <text:p text:style-name="P8"><text:a xlink:type="simple" xlink:href="#__RefHeading___Toc8727_3987500746" text:style-name="Index_20_Link" text:visited-style-name="Index_20_Link">2 Wstęp<text:tab/>3</text:a></text:p>
          <text:p text:style-name="P8"><text:a xlink:type="simple" xlink:href="#__RefHeading___Toc8729_3987500746" text:style-name="Index_20_Link" text:visited-style-name="Index_20_Link">3 Cel use case’u<text:tab/>3</text:a></text:p>
          <text:p text:style-name="P8"><text:a xlink:type="simple" xlink:href="#__RefHeading___Toc8731_3987500746" text:style-name="Index_20_Link" text:visited-style-name="Index_20_Link">4 Lista aktorów<text:tab/>3</text:a></text:p>
          <text:p text:style-name="P8"><text:a xlink:type="simple" xlink:href="#__RefHeading___Toc8733_3987500746" text:style-name="Index_20_Link" text:visited-style-name="Index_20_Link">5 Warunki wstępne (preconditions)<text:tab/>3</text:a></text:p>
          <text:p text:style-name="P8"><text:a xlink:type="simple" xlink:href="#__RefHeading___Toc8735_3987500746" text:style-name="Index_20_Link" text:visited-style-name="Index_20_Link">6 Scenariusz główny (scenariusz podstawowy)<text:tab/>3</text:a></text:p>
          <text:p text:style-name="P8"><text:a xlink:type="simple" xlink:href="#__RefHeading___Toc8737_3987500746" text:style-name="Index_20_Link" text:visited-style-name="Index_20_Link">7 Scenariusze alternatywne<text:tab/>3</text:a></text:p>
          <text:p text:style-name="P8"><text:a xlink:type="simple" xlink:href="#__RefHeading___Toc8739_3987500746" text:style-name="Index_20_Link" text:visited-style-name="Index_20_Link">8 Warunki końcowe (postconditions)<text:tab/>4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h text:style-name="P10" text:outline-level="3" text:is-list-header="true"><text:soft-page-break/></text:h>
      <text:h text:style-name="Heading_20_1" text:outline-level="1" text:is-list-header="true"/>
      <text:h text:style-name="Heading_20_1" text:outline-level="1"><text:bookmark-start text:name="__RefHeading___Toc8725_3987500746"/><text:span text:style-name="Strong_20_Emphasis">Nazwa use case’u</text:span><text:bookmark-end text:name="__RefHeading___Toc8725_3987500746"/></text:h>
      <text:p text:style-name="P11"><text:span text:style-name="Emphasis"><text:span text:style-name="T4">Tytuł przypadku użycia, np. „Zapis danych do XML”</text:span></text:span></text:p>
      <text:h text:style-name="Heading_20_1" text:outline-level="1"><text:bookmark-start text:name="__RefHeading___Toc8727_3987500746"/><text:span text:style-name="Strong_20_Emphasis"><text:span text:style-name="T2">W</text:span></text:span><text:span text:style-name="Strong_20_Emphasis">stęp</text:span><text:bookmark-end text:name="__RefHeading___Toc8727_3987500746"/></text:h>
      <text:p text:style-name="P11"><text:span text:style-name="Emphasis"><text:span text:style-name="T4">Krótki opis kontekstu sytuacji, w której występuje ten przypadek użycia – co się dzieje, kto i w jakim celu wykonuje operację.</text:span></text:span></text:p>
      <text:h text:style-name="Heading_20_1" text:outline-level="1"><text:bookmark-start text:name="__RefHeading___Toc8729_3987500746"/><text:span text:style-name="Strong_20_Emphasis">Cel use case’u</text:span><text:bookmark-end text:name="__RefHeading___Toc8729_3987500746"/></text:h>
      <text:p text:style-name="P11"><text:span text:style-name="Emphasis"><text:span text:style-name="T4">Co aktor chce osiągnąć. Przykład: „Umożliwienie zapisania aktualnych danych wypożyczeń do lokalnego pliku XML”</text:span></text:span></text:p>
      <text:h text:style-name="Heading_20_1" text:outline-level="1"><text:bookmark-start text:name="__RefHeading___Toc8731_3987500746"/><text:span text:style-name="Strong_20_Emphasis">Lista aktorów</text:span><text:bookmark-end text:name="__RefHeading___Toc8731_3987500746"/></text:h>
      <text:list text:style-name="L1">
        <text:list-item>
          <text:p text:style-name="P12"><text:span text:style-name="Strong_20_Emphasis"><text:span text:style-name="T4">Aktor główny:</text:span></text:span><text:span text:style-name="T4"> </text:span><text:span text:style-name="Emphasis"><text:span text:style-name="T4">np. Pracownik wypożyczalni – użytkownik aplikacji WPF.</text:span></text:span></text:p>
        </text:list-item>
        <text:list-item>
          <text:p text:style-name="P12"><text:span text:style-name="Strong_20_Emphasis"><text:span text:style-name="T4">Aktorzy pomocniczy (jeśli dotyczy):</text:span></text:span><text:span text:style-name="T4"> </text:span><text:span text:style-name="Emphasis"><text:span text:style-name="T4">np. API, system operacyjny, baza danych.</text:span></text:span></text:p>
        </text:list-item>
      </text:list>
      <text:h text:style-name="Heading_20_1" text:outline-level="1"><text:bookmark-start text:name="__RefHeading___Toc8733_3987500746"/><text:span text:style-name="Strong_20_Emphasis">Warunki wstępne (preconditions)</text:span><text:bookmark-end text:name="__RefHeading___Toc8733_3987500746"/></text:h>
      <text:p text:style-name="P11"><text:span text:style-name="Emphasis"><text:span text:style-name="T4">Stan systemu lub wymagania, które muszą być spełnione, zanim przypadek użycia może się rozpocząć. Przykład: „Lista wypożyczeń została załadowana z API”, „Użytkownik posiada uprawnienia do zapisu plików”.</text:span></text:span></text:p>
      <text:h text:style-name="Heading_20_1" text:outline-level="1"><text:bookmark-start text:name="__RefHeading___Toc8735_3987500746"/><text:span text:style-name="Strong_20_Emphasis">Scenariusz główny (scenariusz podstawowy)</text:span><text:bookmark-end text:name="__RefHeading___Toc8735_3987500746"/></text:h>
      <text:p text:style-name="P11"><text:span text:style-name="Emphasis"><text:span text:style-name="T4">Krok po kroku, co robi aktor i jak reaguje system. Opisuj działania jako lista punktowana lub numerowana.</text:span></text:span></text:p>
      <text:list text:style-name="L2">
        <text:list-item>
          <text:p text:style-name="P13">Aktor wybiera funkcję z menu (np. „Zapisz do XML”).</text:p>
        </text:list-item>
        <text:list-item>
          <text:p text:style-name="P13">System otwiera okno wyboru lokalizacji pliku.</text:p>
        </text:list-item>
        <text:list-item>
          <text:p text:style-name="P13">Aktor wybiera folder i nazwę pliku.</text:p>
        </text:list-item>
        <text:list-item>
          <text:p text:style-name="P13">System serializuje dane wypożyczeń do formatu XML.</text:p>
        </text:list-item>
        <text:list-item>
          <text:p text:style-name="P13">System zapisuje dane do pliku.</text:p>
        </text:list-item>
        <text:list-item>
          <text:p text:style-name="P13">System informuje aktora o sukcesie operacji.</text:p>
        </text:list-item>
      </text:list>
      <text:h text:style-name="Heading_20_1" text:outline-level="1" text:is-list-header="true"><text:soft-page-break/><text:span text:style-name="Strong_20_Emphasis"/></text:h>
      <text:h text:style-name="Heading_20_1" text:outline-level="1"><text:bookmark-start text:name="__RefHeading___Toc8737_3987500746"/><text:span text:style-name="Strong_20_Emphasis">Scenariusze alternatywne</text:span><text:bookmark-end text:name="__RefHeading___Toc8737_3987500746"/></text:h>
      <text:p text:style-name="P11"><text:span text:style-name="Emphasis"><text:span text:style-name="T4">Inne możliwe przebiegi – np. błędy, rezygnacja z operacji przez użytkownika, brak dostępu do dysku.</text:span></text:span></text:p>
      <text:list text:style-name="L3">
        <text:list-item>
          <text:p text:style-name="P14">7a. Aktor anuluje wybór pliku – operacja zostaje przerwana.</text:p>
        </text:list-item>
        <text:list-item>
          <text:p text:style-name="P14">7b. Występuje błąd zapisu – system informuje o błędzie.</text:p>
        </text:list-item>
      </text:list>
      <text:h text:style-name="Heading_20_1" text:outline-level="1"><text:bookmark-start text:name="__RefHeading___Toc8739_3987500746"/><text:span text:style-name="Strong_20_Emphasis">Warunki końcowe (postconditions)</text:span><text:bookmark-end text:name="__RefHeading___Toc8739_3987500746"/></text:h>
      <text:p text:style-name="P11"><text:span text:style-name="Emphasis"><text:span text:style-name="T4">Stan systemu po zakończeniu przypadku użycia – co powinno się wydarzyć, jeśli przebieg się powiedzie.</text:span></text:span></text:p>
      <text:list text:style-name="L4">
        <text:list-item>
          <text:p text:style-name="P15">Plik XML został zapisany w wybranej lokalizacji.</text:p>
        </text:list-item>
        <text:list-item>
          <text:p text:style-name="P15">Dane w systemie pozostają bez zmian.</text:p>
        </text:list-item>
      </text:list>
      <text:p text:style-name="P16"/>
      <text:p text:style-name="P17" loext:marker-style-name="T5"><text:span text:style-name="T5"/></text:p>
      <text:h text:style-name="P18" text:outline-level="2" text:is-list-header="true"><text:span text:style-name="T6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1:36:21.303154400</meta:creation-date>
    <dc:date>2025-07-15T20:15:05.056043200</dc:date>
    <meta:editing-duration>PT13M7S</meta:editing-duration>
    <meta:editing-cycles>3</meta:editing-cycles>
    <meta:generator>LibreOffice/25.2.4.3$Windows_X86_64 LibreOffice_project/33e196637044ead23f5c3226cde09b47731f7e27</meta:generator>
    <meta:document-statistic meta:table-count="1" meta:image-count="0" meta:object-count="0" meta:page-count="4" meta:paragraph-count="47" meta:word-count="301" meta:character-count="1961" meta:non-whitespace-character-count="1721"/>
  </office:meta>
</office:document-meta>
</file>